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00000019EF309250AB1A0D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571in" svg:y="3.5319in" svg:width="8.5008in" svg:height="2.7063in" draw:z-index="0" draw:transform="translate (-3.49330708661417in -4.88503937007874in) rotate (4.71238898038469) translate (3.49330708661417in 4.88503937007874in)"><draw:image xlink:href="Pictures/10000201000005E00000019EF309250AB1A0D3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1:33:42.874930332</meta:creation-date>
    <dc:date>2020-06-13T21:35:21.857739034</dc:date>
    <meta:editing-duration>PT1M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